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02cm"/>
    </style:style>
    <style:style style:name="gr5" style:family="graphic" style:parent-style-name="standard">
      <style:graphic-properties draw:stroke="none" svg:stroke-color="#000000" draw:fill="none" draw:fill-color="#ffffff" fo:min-height="0.512cm"/>
    </style:style>
    <style:style style:name="gr6" style:family="graphic" style:parent-style-name="standard">
      <style:graphic-properties draw:stroke="none" svg:stroke-color="#000000" draw:fill="none" draw:fill-color="#ffffff" fo:min-height="0.766cm"/>
    </style:style>
    <style:style style:name="gr7" style:family="graphic" style:parent-style-name="standard">
      <style:graphic-properties draw:stroke="none" svg:stroke-color="#000000" draw:fill="none" draw:fill-color="#ffffff" fo:min-height="0.947cm"/>
    </style:style>
    <style:style style:name="gr8" style:family="graphic" style:parent-style-name="standard">
      <style:graphic-properties draw:stroke="none" svg:stroke-color="#000000" draw:fill="none" draw:fill-color="#ffffff" fo:min-height="0.89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2.032cm" svg:height="0.635cm" svg:x="1.381cm" svg:y="8.62cm">
          <text:p text:style-name="P1"><text:span text:style-name="T1">Start Up</text:span></text:p>
        </draw:rect>
        <draw:line draw:style-name="gr2" draw:text-style-name="P1" draw:layer="layout" svg:x1="2.397cm" svg:y1="9.255cm" svg:x2="2.27cm" svg:y2="19.542cm">
          <text:p/>
        </draw:line>
        <draw:line draw:style-name="gr2" draw:text-style-name="P1" draw:layer="layout" svg:x1="4.837cm" svg:y1="9.255cm" svg:x2="4.71cm" svg:y2="19.542cm">
          <text:p/>
        </draw:line>
        <draw:rect draw:style-name="gr1" draw:text-style-name="P2" draw:layer="layout" svg:width="2.032cm" svg:height="0.635cm" svg:x="3.921cm" svg:y="8.62cm">
          <text:p text:style-name="P1"><text:span text:style-name="T1">Initialize</text:span></text:p>
        </draw:rect>
        <draw:line draw:style-name="gr3" draw:text-style-name="P1" draw:layer="layout" svg:x1="2.397cm" svg:y1="10.271cm" svg:x2="4.81cm" svg:y2="10.271cm">
          <text:p/>
        </draw:line>
        <draw:frame draw:style-name="gr4" draw:text-style-name="P3" draw:layer="layout" svg:width="2.286cm" svg:height="1.27cm" svg:x="2.524cm" svg:y="9.636cm">
          <draw:text-box>
            <text:p text:style-name="P1"><text:span text:style-name="T2">Get</text:span><text:span text:style-name="T2"><text:line-break/></text:span><text:span text:style-name="T2">Mapping</text:span></text:p>
          </draw:text-box>
        </draw:frame>
        <draw:rect draw:style-name="gr1" draw:text-style-name="P2" draw:layer="layout" svg:width="2.032cm" svg:height="0.635cm" svg:x="6.461cm" svg:y="8.62cm">
          <text:p text:style-name="P1"><text:span text:style-name="T1">eCFR</text:span></text:p>
        </draw:rect>
        <draw:line draw:style-name="gr2" draw:text-style-name="P1" draw:layer="layout" svg:x1="7.35cm" svg:y1="9.255cm" svg:x2="7.223cm" svg:y2="19.542cm">
          <text:p/>
        </draw:line>
        <draw:line draw:style-name="gr3" draw:text-style-name="P1" draw:layer="layout" svg:x1="4.81cm" svg:y1="11.541cm" svg:x2="7.35cm" svg:y2="11.541cm">
          <text:p/>
        </draw:line>
        <draw:frame draw:style-name="gr5" draw:text-style-name="P4" draw:layer="layout" svg:width="1.651cm" svg:height="1.199cm" svg:x="5.091cm" svg:y="10.974cm">
          <draw:text-box>
            <text:p text:style-name="P3"><text:span text:style-name="T2">Read</text:span><text:span text:style-name="T2"><text:line-break/></text:span><text:span text:style-name="T2">CFG</text:span></text:p>
          </draw:text-box>
        </draw:frame>
        <draw:rect draw:style-name="gr1" draw:text-style-name="P2" draw:layer="layout" svg:width="2.032cm" svg:height="0.635cm" svg:x="9.128cm" svg:y="8.62cm">
          <text:p text:style-name="P1"><text:span text:style-name="T1">Local FS</text:span></text:p>
        </draw:rect>
        <draw:line draw:style-name="gr2" draw:text-style-name="P1" draw:layer="layout" svg:x1="10.144cm" svg:y1="9.255cm" svg:x2="10.017cm" svg:y2="19.542cm">
          <text:p/>
        </draw:line>
        <draw:line draw:style-name="gr3" draw:text-style-name="P1" draw:layer="layout" svg:x1="7.35cm" svg:y1="12.811cm" svg:x2="10.144cm" svg:y2="12.811cm">
          <text:p/>
        </draw:line>
        <draw:frame draw:style-name="gr6" draw:text-style-name="P3" draw:layer="layout" svg:width="2.159cm" svg:height="1.199cm" svg:x="7.477cm" svg:y="12.176cm">
          <draw:text-box>
            <text:p text:style-name="P3"><text:span text:style-name="T2">Write</text:span><text:span text:style-name="T2"><text:line-break/></text:span><text:span text:style-name="T2">Result</text:span></text:p>
          </draw:text-box>
        </draw:frame>
        <draw:rect draw:style-name="gr1" draw:text-style-name="P2" draw:layer="layout" svg:width="2.032cm" svg:height="0.635cm" svg:x="12.176cm" svg:y="8.62cm">
          <text:p text:style-name="P1"><text:span text:style-name="T1">USDS</text:span></text:p>
        </draw:rect>
        <draw:line draw:style-name="gr2" draw:text-style-name="P1" draw:layer="layout" svg:x1="13.192cm" svg:y1="9.255cm" svg:x2="13.192cm" svg:y2="19.288cm">
          <text:p/>
        </draw:line>
        <draw:line draw:style-name="gr3" draw:text-style-name="P1" draw:layer="layout" svg:x1="4.81cm" svg:y1="14.462cm" svg:x2="13.192cm" svg:y2="14.462cm">
          <text:p/>
        </draw:line>
        <draw:frame draw:style-name="gr7" draw:text-style-name="P3" draw:layer="layout" svg:width="1.651cm" svg:height="1.199cm" svg:x="7.858cm" svg:y="13.9cm">
          <draw:text-box>
            <text:p text:style-name="P3"><text:span text:style-name="T2">Read</text:span><text:span text:style-name="T2"><text:line-break/></text:span><text:span text:style-name="T2">CFG</text:span></text:p>
          </draw:text-box>
        </draw:frame>
        <draw:line draw:style-name="gr3" draw:text-style-name="P1" draw:layer="layout" svg:x1="13.192cm" svg:y1="15.986cm" svg:x2="10.017cm" svg:y2="15.986cm">
          <text:p/>
        </draw:line>
        <draw:frame draw:style-name="gr8" draw:text-style-name="P3" draw:layer="layout" svg:width="2.159cm" svg:height="1.199cm" svg:x="10.652cm" svg:y="15.451cm">
          <draw:text-box>
            <text:p text:style-name="P3"><text:span text:style-name="T2">Read</text:span><text:span text:style-name="T2"><text:line-break/></text:span><text:span text:style-name="T2">File</text:span></text:p>
          </draw:text-box>
        </draw:frame>
        <draw:line draw:style-name="gr3" draw:text-style-name="P1" draw:layer="layout" svg:x1="4.683cm" svg:y1="17.383cm" svg:x2="2.27cm" svg:y2="17.383cm">
          <text:p/>
        </draw:line>
        <draw:frame draw:style-name="gr6" draw:text-style-name="P3" draw:layer="layout" svg:width="2.159cm" svg:height="1.199cm" svg:x="2.397cm" svg:y="16.748cm">
          <draw:text-box>
            <text:p text:style-name="P3"><text:span text:style-name="T2">Service</text:span><text:span text:style-name="T2"><text:line-break/></text:span><text:span text:style-name="T2">Ready</text:span></text:p>
          </draw:text-box>
        </draw:frame>
        <draw:frame draw:style-name="gr6" draw:text-style-name="P5" draw:layer="layout" svg:width="14.097cm" svg:height="1.016cm" svg:x="3.794cm" svg:y="20.685cm">
          <draw:text-box>
            <text:p text:style-name="P5"><text:span text:style-name="T3">USDS From Start Up To Be Services Read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5-11-28T19:30:55.81</meta:creation-date>
    <dc:date>2025-11-28T19:46:13.62</dc:date>
    <meta:editing-duration>PT14M56S</meta:editing-duration>
    <meta:editing-cycles>2</meta:editing-cycles>
    <meta:generator>OpenOffice/4.1.15$Win32 OpenOffice.org_project/4115m2$Build-9813</meta:generator>
    <meta:document-statistic meta:object-count="23"/>
  </office:meta>
</office:document-meta>
</file>